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7826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Laravel-Framework-Kurs für 1 Tag</text:h>
      <text:p text:style-name="Standard"/>
      <text:p text:style-name="Standard">1. Schaut Euch bitte in der Laravel Doku den Unterabschnitt zu „<text:span text:style-name="T1">HTTP Tests</text:span>“ an:</text:p>
      <text:p text:style-name="Standard"><text:a xlink:type="simple" xlink:href="https://laravel.com/docs/9.x/http-tests" text:style-name="Internet_20_link" text:visited-style-name="Visited_20_Internet_20_Link">https://laravel.com/docs/9.x/http-tests</text:a></text:p>
      <text:p text:style-name="Standard"/>
      <text:p text:style-name="Standard"/>
      <text:p text:style-name="Standard">Versucht bitte die CV-Bearbeitungs-Steps für folgende Punkte weiter auszubauen:</text:p>
      <text:list xml:id="list9212064702737597202" text:style-name="L1">
        <text:list-item>
          <text:p text:style-name="P2">Customer Frameworks</text:p>
        </text:list-item>
        <text:list-item>
          <text:p text:style-name="P2">Customer Projekts</text:p>
        </text:list-item>
        <text:list-item>
          <text:p text:style-name="P2">Customer Hard Skill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4-15T13:08:23</meta:creation-date>
    <dc:date>2022-05-11T16:13:32</dc:date>
    <dc:creator>Bernd Engels</dc:creator>
    <meta:editing-duration>PT1H23M6S</meta:editing-duration>
    <meta:editing-cycles>23</meta:editing-cycles>
    <meta:generator>OpenOffice/4.1.1$Unix OpenOffice.org_project/411m6$Build-9775</meta:generator>
    <meta:document-statistic meta:table-count="0" meta:image-count="0" meta:object-count="0" meta:page-count="1" meta:paragraph-count="7" meta:word-count="39" meta:character-count="297"/>
  </office:meta>
</office:document-meta>
</file>